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028a63" officeooo:paragraph-rsid="00028a63"/>
    </style:style>
    <style:style style:name="P3" style:family="paragraph" style:parent-style-name="Text_20_body">
      <style:text-properties officeooo:paragraph-rsid="0004664e"/>
    </style:style>
    <style:style style:name="P4" style:family="paragraph" style:parent-style-name="Text_20_body">
      <style:text-properties officeooo:rsid="0004664e" officeooo:paragraph-rsid="0004664e"/>
    </style:style>
    <style:style style:name="P5" style:family="paragraph" style:parent-style-name="Text_20_body" style:list-style-name="L2">
      <style:text-properties officeooo:rsid="00062967" officeooo:paragraph-rsid="00062967"/>
    </style:style>
    <style:style style:name="P6" style:family="paragraph" style:parent-style-name="Heading_20_1">
      <style:paragraph-properties fo:text-align="center" style:justify-single-word="false"/>
    </style:style>
    <style:style style:name="T1" style:family="text">
      <style:text-properties officeooo:rsid="0003f2c0"/>
    </style:style>
    <style:style style:name="T2" style:family="text">
      <style:text-properties officeooo:rsid="0004664e"/>
    </style:style>
    <style:style style:name="T3" style:family="text">
      <style:text-properties officeooo:rsid="00053269"/>
    </style:style>
    <style:style style:name="T4"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etriebsanleitung für den Einkaufsberater</text:h>
      <text:p text:style-name="P1"/>
      <text:p text:style-name="P2">Der Einkaufsberater soll helfen so umweltfreundlich wie möglich einzukaufen. Dazu kann der Endanwender auswählen in welchen Supermärkten, Läden etc. er einkaufen möchte und auch seine Einkaufsliste soll eingegeben werden <text:span text:style-name="T3">(Das Projekt kennt nur Supermärkte/Läden in Stuhr)</text:span>. Dabei muss das Projekt in der Lage sein, die Informationen so zu verarbeiten, dass dem Endanwender am Ende klar ist, wo er welches Produkt <text:span text:style-name="T3">bekommt</text:span> und vor allem wie dieses verpackt ist. Zur Vereinfachung kann der Ablauf der Eingabe und der Ablauf, den das Projekt gehen soll, in drei Teile geteilt werden.</text:p>
      <text:p text:style-name="P2"/>
      <text:h text:style-name="Heading_20_3" text:outline-level="3"><text:span text:style-name="T2">1.Wo möchte ich einkaufen?</text:span> <text:s/></text:h>
      <text:p text:style-name="P3"><text:s/><text:span text:style-name="T1">Im ersten Schritt soll der Endanwender die Läden und Supermärkte auswählen. Diese werden in einer Liste angegeben und man muss die gewünschten Läden nur anklicken. Dies ist in sofern für das Ergebnis relevant, dass nur die angegebenen Läden im Ergebnis stehen sollen, mit den entsprechenden Produkten und der Verpackungsart.</text:span></text:p>
      <text:p text:style-name="P3"/>
      <text:h text:style-name="Heading_20_3" text:outline-level="3">2.Was will ich einkaufen? </text:h>
      <text:p text:style-name="P4">Im zweiten Schritt kann der Endanwender die Produkte auswählen, die einkaufen möchte. Dabei soll eine Liste mit Kategorien(z.B. Getränke) bestehen, die sich ausklappt und die möglichen Produkte(z.B. Apfelsaft) zeigt und ausgewählt werden kann, unabhängig von der Menge oder <text:span text:style-name="T3">der</text:span> Anzahl. </text:p>
      <text:p text:style-name="P4"/>
      <text:h text:style-name="Heading_20_3" text:outline-level="3">3.Das Ergebnis</text:h>
      <text:p text:style-name="P4">Der endgültige Einkaufszettel ist eine Liste mit Supermärkten, in denen die Produkte stehen. Hier taucht zum ersten Mal die Verpackungsart auf, damit der Endanwender weiß wie er am besten umweltfreundlich einkauft. <text:span text:style-name="T3">Das Projekt muss also entscheiden, wo man das gewünschte Produkt mit der am umweltfreundlichsten Verpackung bekommt, wobei er nur die angegebenen Läden/Supermärkte benutzen darf. <text:s/></text:span><text:s/></text:p>
      <text:p text:style-name="P4"/>
      <text:h text:style-name="Heading_20_3" text:outline-level="3">Eventuelle Extras</text:h>
      <text:list xml:id="list5935527939262728977" text:style-name="L2">
        <text:list-item>
          <text:p text:style-name="P5"><text:span text:style-name="T4">Doppelungen</text:span><text:tab/>wenn Produkte in gleicher Verpackungsart in mehreren Läden angeboten werden, wird das Produkt nur bei dem Laden angezeigt, der eh schon am meisten Produkte hat, um dem Endanwender den überflüssigen Weg zu ersparen</text:p>
        </text:list-item>
        <text:list-item>
          <text:p text:style-name="P5"><text:s/><text:span text:style-name="T4">Download</text:span> die Liste kann als PDF-Datei auf ein anderes Gerät heruntergeladen werden </text:p>
        </text:list-item>
        <text:list-item>
          <text:p text:style-name="P5"><text:span text:style-name="T4">GoogleMaps</text:span> es wird eine Route zu den Läden erstel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08:59:01.530000000</meta:creation-date>
    <dc:date>2019-06-25T09:51:36.327000000</dc:date>
    <meta:editing-duration>PT50S</meta:editing-duration>
    <meta:editing-cycles>1</meta:editing-cycles>
    <meta:document-statistic meta:table-count="0" meta:image-count="0" meta:object-count="0" meta:page-count="1" meta:paragraph-count="12" meta:word-count="306" meta:character-count="2074" meta:non-whitespace-character-count="1773"/>
    <meta:generator>LibreOffice/5.2.5.1$Windows_x86 LibreOffice_project/0312e1a284a7d50ca85a365c316c7abbf20a4d22</meta:generator>
  </office:meta>
</office:document-meta>
</file>